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loext:contextual-spacing="false" fo:line-height="100%" fo:text-align="justify" style:justify-single-word="false"/>
      <style:text-properties officeooo:paragraph-rsid="000e86f9"/>
    </style:style>
    <style:style style:name="P2" style:family="paragraph" style:parent-style-name="Text_20_body" style:list-style-name="L1">
      <style:paragraph-properties fo:margin-top="0in" fo:margin-bottom="0in" loext:contextual-spacing="false" fo:line-height="100%" fo:text-align="justify" style:justify-single-word="false"/>
      <style:text-properties style:text-underline-style="none" officeooo:rsid="00126456" officeooo:paragraph-rsid="00126456"/>
    </style:style>
    <style:style style:name="P3" style:family="paragraph" style:parent-style-name="Text_20_body" style:list-style-name="L1">
      <style:paragraph-properties fo:margin-top="0in" fo:margin-bottom="0in" loext:contextual-spacing="false" fo:line-height="100%" fo:text-align="justify" style:justify-single-word="false"/>
      <style:text-properties style:text-underline-style="none" officeooo:rsid="0013411a" officeooo:paragraph-rsid="0013411a"/>
    </style:style>
    <style:style style:name="P4" style:family="paragraph" style:parent-style-name="Text_20_body" style:list-style-name="L1">
      <style:paragraph-properties fo:margin-top="0in" fo:margin-bottom="0in" loext:contextual-spacing="false" fo:line-height="100%" fo:text-align="justify" style:justify-single-word="false"/>
      <style:text-properties style:text-underline-style="none" fo:font-weight="bold" officeooo:rsid="0013411a" officeooo:paragraph-rsid="0013411a" style:font-weight-asian="bold" style:font-weight-complex="bold"/>
    </style:style>
    <style:style style:name="P5" style:family="paragraph" style:parent-style-name="Text_20_body" style:list-style-name="L1">
      <style:paragraph-properties fo:margin-top="0in" fo:margin-bottom="0in" loext:contextual-spacing="false" fo:line-height="100%" fo:text-align="justify" style:justify-single-word="false"/>
      <style:text-properties style:text-underline-style="none" fo:font-weight="normal" officeooo:rsid="0013411a" officeooo:paragraph-rsid="0013411a" style:font-weight-asian="normal" style:font-weight-complex="normal"/>
    </style:style>
    <style:style style:name="P6" style:family="paragraph" style:parent-style-name="Heading_20_1">
      <style:paragraph-properties fo:text-align="center" style:justify-single-word="false"/>
      <style:text-properties officeooo:paragraph-rsid="000e86f9"/>
    </style:style>
    <style:style style:name="T1" style:family="text">
      <style:text-properties officeooo:rsid="000e86f9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style:num-suffix=")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Chapter 2</text:span></text:h>
      <text:list xml:id="list2919437543149473339" text:style-name="L1">
        <text:list-header>
          <text:p text:style-name="P1"/>
        </text:list-header>
        <text:list-item>
          <text:p text:style-name="P2">Not many new things</text:p>
          <text:list>
            <text:list-item>
              <text:p text:style-name="P2">while and for loops</text:p>
              <text:list>
                <text:list-item>
                  <text:p text:style-name="P2">note that their inner parts are a block with it’s own scope</text:p>
                </text:list-item>
              </text:list>
            </text:list-item>
            <text:list-item>
              <text:p text:style-name="P2">relational operators (&lt;, &gt;, &lt;=, &gt;= …) and logical operators ( || &amp;&amp;) which have short circuit evaluation</text:p>
              <text:list>
                <text:list-item>
                  <text:p text:style-name="P2">there is operator precedence, but it is better to be specific</text:p>
                </text:list-item>
              </text:list>
            </text:list-item>
          </text:list>
        </text:list-item>
        <text:list-item>
          <text:p text:style-name="P2">“using namespace::name;”</text:p>
          <text:list>
            <text:list-item>
              <text:p text:style-name="P2">this allows you to just use ‘name’ (so long as you arent stupid enough to declare a variable named ‘name’)</text:p>
            </text:list-item>
            <text:list-item>
              <text:p text:style-name="P2">ex:</text:p>
              <text:list>
                <text:list-item>
                  <text:p text:style-name="P2">using std::cout;</text:p>
                </text:list-item>
                <text:list-item>
                  <text:p text:style-name="P2">cout &lt;&lt; “Hello”;</text:p>
                </text:list-item>
              </text:list>
            </text:list-item>
          </text:list>
        </text:list-item>
        <text:list-item>
          <text:p text:style-name="P2">If we want to have a number represent the size of a string, we can give it the type std::string::size_type </text:p>
        </text:list-item>
        <text:list-item>
          <text:p text:style-name="P3">To understand an expression, need to understand</text:p>
          <text:list>
            <text:list-item>
              <text:p text:style-name="P3">How the operands group based on…</text:p>
              <text:list>
                <text:list-item>
                  <text:p text:style-name="P3">precedence of operators</text:p>
                </text:list-item>
                <text:list-item>
                  <text:p text:style-name="P3">associativity of operators</text:p>
                </text:list-item>
              </text:list>
            </text:list-item>
            <text:list-item>
              <text:p text:style-name="P3">How the operands will be converted to other types, if applicable</text:p>
            </text:list-item>
            <text:list-item>
              <text:p text:style-name="P3">The order in which operands are evaluated</text:p>
            </text:list-item>
          </text:list>
        </text:list-item>
        <text:list-item>
          <text:p text:style-name="P3">Understanding an expression:</text:p>
          <text:list>
            <text:list-item>
              <text:p text:style-name="P3">Grouping of operands</text:p>
              <text:list>
                <text:list-item>
                  <text:p text:style-name="P3">Precendence</text:p>
                  <text:list>
                    <text:list-item>
                      <text:p text:style-name="P3">See page 33</text:p>
                    </text:list-item>
                  </text:list>
                </text:list-item>
                <text:list-item>
                  <text:p text:style-name="P3">Associativity</text:p>
                  <text:list>
                    <text:list-item>
                      <text:p text:style-name="P3">most operands are left associative unless they have one argument, then right associative</text:p>
                    </text:list-item>
                  </text:list>
                </text:list-item>
              </text:list>
            </text:list-item>
            <text:list-item>
              <text:p text:style-name="P3">Operands will be converted to appropreate types when possible. Arithmatic conversions try to save precision, converting less precise values to the precision of the more precise one</text:p>
            </text:list-item>
            <text:list-item>
              <text:p text:style-name="P3">There is no guarantee on the order of operand expression evaluation</text:p>
              <text:list>
                <text:list-item>
                  <text:p text:style-name="P3">i.e., for @(exp1, exp2, …, expk), there is no guarantee in which order the expressions exp_i are evaluated</text:p>
                  <text:list>
                    <text:list-item>
                      <text:p text:style-name="P3">this is major trouble if the value of one operand depends on another (that is, one expression’s evaluation has the side effect of changing another operand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See page 33 for good reference on all major operators</text:p>
        </text:list-item>
        <text:list-item>
          <text:p text:style-name="P5">Types</text:p>
          <text:list>
            <text:list-item>
              <text:p text:style-name="P5">bool, unsigned (integer), short, long, size_t, string::size_type</text:p>
            </text:list-item>
          </text:list>
        </text:list-item>
        <text:list-item>
          <text:p text:style-name="P5">Half open ranges </text:p>
          <text:list>
            <text:list-item>
              <text:p text:style-name="P5">[x, y) which is {x, x+1, …, y-1}</text:p>
            </text:list-item>
            <text:list-item>
              <text:p text:style-name="P5">The point is, this has length (y – x) and is generally easier to reason about than [x, y]</text:p>
            </text:list-item>
          </text:list>
        </text:list-item>
        <text:list-item>
          <text:p text:style-name="P5">Exercises all easy, except for a few mundane but doable ones (i.e., print a triangle out of *’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2:18:13.282730349</meta:creation-date>
    <dc:date>2016-08-24T16:44:38.257069885</dc:date>
    <meta:editing-duration>PT3H45M36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36" meta:word-count="342" meta:character-count="1846" meta:non-whitespace-character-count="1571"/>
  </office:meta>
</office:document-meta>
</file>